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1mm"/>
    </style:style>
    <style:style style:name="co3" style:family="table-column">
      <style:table-column-properties fo:break-before="auto" style:column-width="30.66mm"/>
    </style:style>
    <style:style style:name="co4" style:family="table-column">
      <style:table-column-properties fo:break-before="auto" style:column-width="28.36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32.37mm"/>
    </style:style>
    <style:style style:name="co8" style:family="table-column">
      <style:table-column-properties fo:break-before="auto" style:column-width="36.39mm"/>
    </style:style>
    <style:style style:name="co9" style:family="table-column">
      <style:table-column-properties fo:break-before="auto" style:column-width="43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6" table:default-cell-style-name="Default"/>
        <table:table-row table:style-name="ro1">
          <table:table-cell table:number-columns-repeated="2"/>
          <table:table-cell office:value-type="string" calcext:value-type="string">
            <text:p>500MHz</text:p>
          </table:table-cell>
          <table:table-cell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table:formula="of:=(10^([.B3]/10))/1000" office:value-type="float" office:value="0.0501187233627272" calcext:value-type="float">
            <text:p>0,050118723362727</text:p>
          </table:table-cell>
          <table:table-cell table:formula="of:=[.C3]+[.$B$2]"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2"/>
        </table:table-row>
        <table:table-row table:style-name="ro1">
          <table:table-cell table:formula="of:=(10^([.B4]/10))/1000" office:value-type="float" office:value="0.0630957344480193" calcext:value-type="float">
            <text:p>0,063095734448019</text:p>
          </table:table-cell>
          <table:table-cell table:formula="of:=[.C4]+[.$B$2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2"/>
        </table:table-row>
        <table:table-row table:style-name="ro1">
          <table:table-cell table:formula="of:=(10^([.B5]/10))/1000" office:value-type="float" office:value="0.0794328234724281" calcext:value-type="float">
            <text:p>0,079432823472428</text:p>
          </table:table-cell>
          <table:table-cell table:formula="of:=[.C5]+[.$B$2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2"/>
        </table:table-row>
        <table:table-row table:style-name="ro1">
          <table:table-cell table:formula="of:=(10^([.B6]/10))/1000" office:value-type="float" office:value="0.1" calcext:value-type="float">
            <text:p>0,1</text:p>
          </table:table-cell>
          <table:table-cell table:formula="of:=[.C6]+[.$B$2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2"/>
        </table:table-row>
        <table:table-row table:style-name="ro1">
          <table:table-cell table:formula="of:=(10^([.B7]/10))/1000" office:value-type="float" office:value="0.125892541179417" calcext:value-type="float">
            <text:p>0,125892541179417</text:p>
          </table:table-cell>
          <table:table-cell table:formula="of:=[.C7]+[.$B$2]" office:value-type="float" office:value="21" calcext:value-type="float">
            <text:p>21</text:p>
          </table:table-cell>
          <table:table-cell table:formula="of:=[.C6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2"/>
        </table:table-row>
        <table:table-row table:style-name="ro1">
          <table:table-cell table:formula="of:=(10^([.B8]/10))/1000" office:value-type="float" office:value="0.158489319246111" calcext:value-type="float">
            <text:p>0,158489319246111</text:p>
          </table:table-cell>
          <table:table-cell table:formula="of:=[.C8]+[.$B$2]" office:value-type="float" office:value="22" calcext:value-type="float">
            <text:p>22</text:p>
          </table:table-cell>
          <table:table-cell table:formula="of:=[.C7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2"/>
        </table:table-row>
        <table:table-row table:style-name="ro1">
          <table:table-cell table:formula="of:=(10^([.B9]/10))/1000" office:value-type="float" office:value="0.199526231496888" calcext:value-type="float">
            <text:p>0,199526231496888</text:p>
          </table:table-cell>
          <table:table-cell table:formula="of:=[.C9]+[.$B$2]" office:value-type="float" office:value="23" calcext:value-type="float">
            <text:p>23</text:p>
          </table:table-cell>
          <table:table-cell table:formula="of:=[.C8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2"/>
        </table:table-row>
        <table:table-row table:style-name="ro1">
          <table:table-cell table:formula="of:=(10^([.B10]/10))/1000" office:value-type="float" office:value="0.251188643150958" calcext:value-type="float">
            <text:p>0,251188643150958</text:p>
          </table:table-cell>
          <table:table-cell table:formula="of:=[.C10]+[.$B$2]" office:value-type="float" office:value="24" calcext:value-type="float">
            <text:p>24</text:p>
          </table:table-cell>
          <table:table-cell table:formula="of:=[.C9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2"/>
        </table:table-row>
        <table:table-row table:style-name="ro1">
          <table:table-cell table:formula="of:=(10^([.B11]/10))/1000" office:value-type="float" office:value="0.316227766016838" calcext:value-type="float">
            <text:p>0,316227766016838</text:p>
          </table:table-cell>
          <table:table-cell table:formula="of:=[.C11]+[.$B$2]" office:value-type="float" office:value="25" calcext:value-type="float">
            <text:p>25</text:p>
          </table:table-cell>
          <table:table-cell table:formula="of:=[.C10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2"/>
        </table:table-row>
        <table:table-row table:style-name="ro1">
          <table:table-cell table:formula="of:=(10^([.B12]/10))/1000" office:value-type="float" office:value="0.398107170553497" calcext:value-type="float">
            <text:p>0,398107170553497</text:p>
          </table:table-cell>
          <table:table-cell table:formula="of:=[.C12]+[.$B$2]" office:value-type="float" office:value="26" calcext:value-type="float">
            <text:p>26</text:p>
          </table:table-cell>
          <table:table-cell table:formula="of:=[.C11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2"/>
        </table:table-row>
        <table:table-row table:style-name="ro1">
          <table:table-cell table:formula="of:=(10^([.B13]/10))/1000" office:value-type="float" office:value="0.501187233627272" calcext:value-type="float">
            <text:p>0,501187233627272</text:p>
          </table:table-cell>
          <table:table-cell table:formula="of:=[.C13]+[.$B$2]" office:value-type="float" office:value="27" calcext:value-type="float">
            <text:p>27</text:p>
          </table:table-cell>
          <table:table-cell table:formula="of:=[.C12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2"/>
        </table:table-row>
        <table:table-row table:style-name="ro1">
          <table:table-cell table:formula="of:=(10^([.B14]/10))/1000" office:value-type="float" office:value="0.630957344480193" calcext:value-type="float">
            <text:p>0,630957344480193</text:p>
          </table:table-cell>
          <table:table-cell table:formula="of:=[.C14]+[.$B$2]" office:value-type="float" office:value="28" calcext:value-type="float">
            <text:p>28</text:p>
          </table:table-cell>
          <table:table-cell table:formula="of:=[.C13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2"/>
        </table:table-row>
        <table:table-row table:style-name="ro1">
          <table:table-cell table:formula="of:=(10^([.B15]/10))/1000" office:value-type="float" office:value="0.794328234724281" calcext:value-type="float">
            <text:p>0,794328234724281</text:p>
          </table:table-cell>
          <table:table-cell table:formula="of:=[.C15]+[.$B$2]" office:value-type="float" office:value="29" calcext:value-type="float">
            <text:p>29</text:p>
          </table:table-cell>
          <table:table-cell table:formula="of:=[.C14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2"/>
        </table:table-row>
        <table:table-row table:style-name="ro1">
          <table:table-cell table:formula="of:=(10^([.B16]/10))/1000" office:value-type="float" office:value="1" calcext:value-type="float">
            <text:p>1</text:p>
          </table:table-cell>
          <table:table-cell table:formula="of:=[.C16]+[.$B$2]" office:value-type="float" office:value="30" calcext:value-type="float">
            <text:p>30</text:p>
          </table:table-cell>
          <table:table-cell table:formula="of:=[.C15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2"/>
        </table:table-row>
        <table:table-row table:style-name="ro1">
          <table:table-cell table:formula="of:=(10^([.B17]/10))/1000" office:value-type="float" office:value="1.25892541179417" calcext:value-type="float">
            <text:p>1,25892541179417</text:p>
          </table:table-cell>
          <table:table-cell table:formula="of:=[.C17]+[.$B$2]" office:value-type="float" office:value="31" calcext:value-type="float">
            <text:p>31</text:p>
          </table:table-cell>
          <table:table-cell table:formula="of:=[.C16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2"/>
        </table:table-row>
        <table:table-row table:style-name="ro1">
          <table:table-cell table:formula="of:=(10^([.B18]/10))/1000" office:value-type="float" office:value="1.58489319246111" calcext:value-type="float">
            <text:p>1,58489319246111</text:p>
          </table:table-cell>
          <table:table-cell table:formula="of:=[.C18]+[.$B$2]" office:value-type="float" office:value="32" calcext:value-type="float">
            <text:p>32</text:p>
          </table:table-cell>
          <table:table-cell table:formula="of:=[.C17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2"/>
        </table:table-row>
        <table:table-row table:style-name="ro1">
          <table:table-cell table:formula="of:=(10^([.B19]/10))/1000" office:value-type="float" office:value="1.99526231496888" calcext:value-type="float">
            <text:p>1,99526231496888</text:p>
          </table:table-cell>
          <table:table-cell table:formula="of:=[.C19]+[.$B$2]" office:value-type="float" office:value="33" calcext:value-type="float">
            <text:p>33</text:p>
          </table:table-cell>
          <table:table-cell table:formula="of:=[.C18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2"/>
        </table:table-row>
        <table:table-row table:style-name="ro1">
          <table:table-cell table:formula="of:=(10^([.B20]/10))/1000" office:value-type="float" office:value="2.51188643150958" calcext:value-type="float">
            <text:p>2,51188643150958</text:p>
          </table:table-cell>
          <table:table-cell table:formula="of:=[.C20]+[.$B$2]" office:value-type="float" office:value="34" calcext:value-type="float">
            <text:p>34</text:p>
          </table:table-cell>
          <table:table-cell table:formula="of:=[.C19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2"/>
        </table:table-row>
        <table:table-row table:style-name="ro1">
          <table:table-cell table:formula="of:=(10^([.B21]/10))/1000" office:value-type="float" office:value="3.16227766016838" calcext:value-type="float">
            <text:p>3,16227766016838</text:p>
          </table:table-cell>
          <table:table-cell table:formula="of:=[.C21]+[.$B$2]" office:value-type="float" office:value="35" calcext:value-type="float">
            <text:p>35</text:p>
          </table:table-cell>
          <table:table-cell table:formula="of:=[.C20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2"/>
        </table:table-row>
        <table:table-row table:style-name="ro1">
          <table:table-cell table:formula="of:=(10^([.B22]/10))/1000" office:value-type="float" office:value="3.98107170553497" calcext:value-type="float">
            <text:p>3,98107170553497</text:p>
          </table:table-cell>
          <table:table-cell table:formula="of:=[.C22]+[.$B$2]" office:value-type="float" office:value="36" calcext:value-type="float">
            <text:p>36</text:p>
          </table:table-cell>
          <table:table-cell table:formula="of:=[.C21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2"/>
        </table:table-row>
        <table:table-row table:style-name="ro1">
          <table:table-cell table:formula="of:=(10^([.B23]/10))/1000" office:value-type="float" office:value="5.01187233627272" calcext:value-type="float">
            <text:p>5,01187233627272</text:p>
          </table:table-cell>
          <table:table-cell table:formula="of:=[.C23]+[.$B$2]" office:value-type="float" office:value="37" calcext:value-type="float">
            <text:p>37</text:p>
          </table:table-cell>
          <table:table-cell table:formula="of:=[.C22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2"/>
        </table:table-row>
        <table:table-row table:style-name="ro1">
          <table:table-cell table:formula="of:=(10^([.B24]/10))/1000" office:value-type="float" office:value="6.30957344480193" calcext:value-type="float">
            <text:p>6,30957344480193</text:p>
          </table:table-cell>
          <table:table-cell table:formula="of:=[.C24]+[.$B$2]" office:value-type="float" office:value="38" calcext:value-type="float">
            <text:p>38</text:p>
          </table:table-cell>
          <table:table-cell table:formula="of:=[.C23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2"/>
        </table:table-row>
        <table:table-row table:style-name="ro1">
          <table:table-cell table:formula="of:=(10^([.B25]/10))/1000" office:value-type="float" office:value="7.94328234724281" calcext:value-type="float">
            <text:p>7,94328234724281</text:p>
          </table:table-cell>
          <table:table-cell table:formula="of:=[.C25]+[.$B$2]" office:value-type="float" office:value="39" calcext:value-type="float">
            <text:p>39</text:p>
          </table:table-cell>
          <table:table-cell table:formula="of:=[.C24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2"/>
        </table:table-row>
        <table:table-row table:style-name="ro1">
          <table:table-cell table:formula="of:=(10^([.B26]/10))/1000" office:value-type="float" office:value="10" calcext:value-type="float">
            <text:p>10</text:p>
          </table:table-cell>
          <table:table-cell table:formula="of:=[.C26]+[.$B$2]" office:value-type="float" office:value="40" calcext:value-type="float">
            <text:p>40</text:p>
          </table:table-cell>
          <table:table-cell table:formula="of:=[.C25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2"/>
        </table:table-row>
        <table:table-row table:style-name="ro1">
          <table:table-cell table:formula="of:=(10^([.B27]/10))/1000" office:value-type="float" office:value="12.5892541179417" calcext:value-type="float">
            <text:p>12,5892541179417</text:p>
          </table:table-cell>
          <table:table-cell table:formula="of:=[.C27]+[.$B$2]" office:value-type="float" office:value="41" calcext:value-type="float">
            <text:p>41</text:p>
          </table:table-cell>
          <table:table-cell table:formula="of:=[.C26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2"/>
        </table:table-row>
        <table:table-row table:style-name="ro1">
          <table:table-cell table:formula="of:=(10^([.B28]/10))/1000" office:value-type="float" office:value="15.8489319246111" calcext:value-type="float">
            <text:p>15,8489319246111</text:p>
          </table:table-cell>
          <table:table-cell table:formula="of:=[.C28]+[.$B$2]" office:value-type="float" office:value="42" calcext:value-type="float">
            <text:p>42</text:p>
          </table:table-cell>
          <table:table-cell table:formula="of:=[.C27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2"/>
        </table:table-row>
        <table:table-row table:style-name="ro1">
          <table:table-cell table:formula="of:=(10^([.B29]/10))/1000" office:value-type="float" office:value="19.9526231496888" calcext:value-type="float">
            <text:p>19,9526231496888</text:p>
          </table:table-cell>
          <table:table-cell table:formula="of:=[.C29]+[.$B$2]" office:value-type="float" office:value="43" calcext:value-type="float">
            <text:p>43</text:p>
          </table:table-cell>
          <table:table-cell table:formula="of:=[.C28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2"/>
        </table:table-row>
        <table:table-row table:style-name="ro1">
          <table:table-cell table:formula="of:=(10^([.B30]/10))/1000" office:value-type="float" office:value="25.1188643150958" calcext:value-type="float">
            <text:p>25,1188643150958</text:p>
          </table:table-cell>
          <table:table-cell table:formula="of:=[.C30]+[.$B$2]" office:value-type="float" office:value="44" calcext:value-type="float">
            <text:p>44</text:p>
          </table:table-cell>
          <table:table-cell table:formula="of:=[.C29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2"/>
        </table:table-row>
        <table:table-row table:style-name="ro1">
          <table:table-cell table:formula="of:=(10^([.B31]/10))/1000" office:value-type="float" office:value="31.6227766016838" calcext:value-type="float">
            <text:p>31,6227766016838</text:p>
          </table:table-cell>
          <table:table-cell table:formula="of:=[.C31]+[.$B$2]" office:value-type="float" office:value="45" calcext:value-type="float">
            <text:p>45</text:p>
          </table:table-cell>
          <table:table-cell table:formula="of:=[.C30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2"/>
        </table:table-row>
        <table:table-row table:style-name="ro1">
          <table:table-cell table:formula="of:=(10^([.B32]/10))/1000" office:value-type="float" office:value="39.8107170553497" calcext:value-type="float">
            <text:p>39,8107170553497</text:p>
          </table:table-cell>
          <table:table-cell table:formula="of:=[.C32]+[.$B$2]" office:value-type="float" office:value="46" calcext:value-type="float">
            <text:p>46</text:p>
          </table:table-cell>
          <table:table-cell table:formula="of:=[.C31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formula="of:=(10^([.B33]/10))/1000" office:value-type="float" office:value="50.1187233627273" calcext:value-type="float">
            <text:p>50,1187233627273</text:p>
          </table:table-cell>
          <table:table-cell table:formula="of:=[.C33]+[.$B$2]" office:value-type="float" office:value="47" calcext:value-type="float">
            <text:p>47</text:p>
          </table:table-cell>
          <table:table-cell table:formula="of:=[.C32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2"/>
        </table:table-row>
        <table:table-row table:style-name="ro1">
          <table:table-cell table:formula="of:=(10^([.B34]/10))/1000" office:value-type="float" office:value="63.0957344480193" calcext:value-type="float">
            <text:p>63,0957344480193</text:p>
          </table:table-cell>
          <table:table-cell table:formula="of:=[.C34]+[.$B$2]" office:value-type="float" office:value="48" calcext:value-type="float">
            <text:p>48</text:p>
          </table:table-cell>
          <table:table-cell table:formula="of:=[.C33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2"/>
        </table:table-row>
        <table:table-row table:style-name="ro1">
          <table:table-cell table:formula="of:=(10^([.B35]/10))/1000" office:value-type="float" office:value="79.4328234724282" calcext:value-type="float">
            <text:p>79,4328234724282</text:p>
          </table:table-cell>
          <table:table-cell table:formula="of:=[.C35]+[.$B$2]" office:value-type="float" office:value="49" calcext:value-type="float">
            <text:p>49</text:p>
          </table:table-cell>
          <table:table-cell table:formula="of:=[.C34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2"/>
        </table:table-row>
        <table:table-row table:style-name="ro1">
          <table:table-cell table:formula="of:=(10^([.B36]/10))/1000" office:value-type="float" office:value="100" calcext:value-type="float">
            <text:p>100</text:p>
          </table:table-cell>
          <table:table-cell table:formula="of:=[.C36]+[.$B$2]" office:value-type="float" office:value="50" calcext:value-type="float">
            <text:p>50</text:p>
          </table:table-cell>
          <table:table-cell table:formula="of:=[.C35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2"/>
        </table:table-row>
        <table:table-row table:style-name="ro1">
          <table:table-cell table:formula="of:=(10^([.B37]/10))/1000" office:value-type="float" office:value="125.892541179417" calcext:value-type="float">
            <text:p>125,892541179417</text:p>
          </table:table-cell>
          <table:table-cell table:formula="of:=[.C37]+[.$B$2]" office:value-type="float" office:value="51" calcext:value-type="float">
            <text:p>51</text:p>
          </table:table-cell>
          <table:table-cell table:formula="of:=[.C36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2"/>
        </table:table-row>
        <table:table-row table:style-name="ro1">
          <table:table-cell table:formula="of:=(10^([.B38]/10))/1000" office:value-type="float" office:value="158.489319246111" calcext:value-type="float">
            <text:p>158,489319246111</text:p>
          </table:table-cell>
          <table:table-cell table:formula="of:=[.C38]+[.$B$2]" office:value-type="float" office:value="52" calcext:value-type="float">
            <text:p>52</text:p>
          </table:table-cell>
          <table:table-cell table:formula="of:=[.C37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2"/>
        </table:table-row>
        <table:table-row table:style-name="ro1">
          <table:table-cell table:formula="of:=(10^([.B39]/10))/1000" office:value-type="float" office:value="199.526231496888" calcext:value-type="float">
            <text:p>199,526231496888</text:p>
          </table:table-cell>
          <table:table-cell table:formula="of:=[.C39]+[.$B$2]" office:value-type="float" office:value="53" calcext:value-type="float">
            <text:p>53</text:p>
          </table:table-cell>
          <table:table-cell table:formula="of:=[.C38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2"/>
        </table:table-row>
        <table:table-row table:style-name="ro1">
          <table:table-cell table:formula="of:=(10^([.B40]/10))/1000" office:value-type="float" office:value="251.188643150958" calcext:value-type="float">
            <text:p>251,188643150958</text:p>
          </table:table-cell>
          <table:table-cell table:formula="of:=[.C40]+[.$B$2]" office:value-type="float" office:value="54" calcext:value-type="float">
            <text:p>54</text:p>
          </table:table-cell>
          <table:table-cell table:formula="of:=[.C39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2"/>
        </table:table-row>
        <table:table-row table:style-name="ro1">
          <table:table-cell table:formula="of:=(10^([.B41]/10))/1000" office:value-type="float" office:value="316.227766016838" calcext:value-type="float">
            <text:p>316,227766016838</text:p>
          </table:table-cell>
          <table:table-cell table:formula="of:=[.C41]+[.$B$2]" office:value-type="float" office:value="55" calcext:value-type="float">
            <text:p>55</text:p>
          </table:table-cell>
          <table:table-cell table:formula="of:=[.C40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2"/>
        </table:table-row>
        <table:table-row table:style-name="ro1">
          <table:table-cell table:formula="of:=(10^([.B42]/10))/1000" office:value-type="float" office:value="398.107170553497" calcext:value-type="float">
            <text:p>398,107170553497</text:p>
          </table:table-cell>
          <table:table-cell table:formula="of:=[.C42]+[.$B$2]" office:value-type="float" office:value="56" calcext:value-type="float">
            <text:p>56</text:p>
          </table:table-cell>
          <table:table-cell table:formula="of:=[.C41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2"/>
        </table:table-row>
        <table:table-row table:style-name="ro1">
          <table:table-cell table:formula="of:=(10^([.B43]/10))/1000" office:value-type="float" office:value="501.187233627272" calcext:value-type="float">
            <text:p>501,187233627272</text:p>
          </table:table-cell>
          <table:table-cell table:formula="of:=[.C43]+[.$B$2]" office:value-type="float" office:value="57" calcext:value-type="float">
            <text:p>57</text:p>
          </table:table-cell>
          <table:table-cell table:formula="of:=[.C42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2"/>
        </table:table-row>
        <table:table-row table:style-name="ro1">
          <table:table-cell table:formula="of:=(10^([.B44]/10))/1000" office:value-type="float" office:value="630.957344480193" calcext:value-type="float">
            <text:p>630,957344480193</text:p>
          </table:table-cell>
          <table:table-cell table:formula="of:=[.C44]+[.$B$2]" office:value-type="float" office:value="58" calcext:value-type="float">
            <text:p>58</text:p>
          </table:table-cell>
          <table:table-cell table:formula="of:=[.C43]+1" office:value-type="float" office:value="28" calcext:value-type="float">
            <text:p>28</text:p>
          </table:table-cell>
          <table:table-cell office:value-type="float" office:value="5.14" calcext:value-type="float">
            <text:p>5,14</text:p>
          </table:table-cell>
          <table:table-cell table:number-columns-repeated="12"/>
        </table:table-row>
      </table:table>
      <table:table table:name="Feuille2" table:style-name="ta1">
        <table:shapes>
          <draw:frame draw:z-index="0" draw:style-name="gr1" draw:text-style-name="P1" svg:width="159.99mm" svg:height="89.99mm" svg:x="15.04mm" svg:y="3.92mm">
            <loext:p draw:notify-on-update-of-ranges="Feuille1.C2:Feuille1.C44 Feuille1.B1:Feuille1.B1 Feuille1.D2:Feuille1.D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2.84mm" svg:y="5.33mm">
            <loext:p draw:notify-on-update-of-ranges="Feuille1.C2:Feuille1.C44 Feuille1.B1:Feuille1.B1 Feuille1.D2:Feuille1.D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07.56mm" svg:y="116.81mm">
            <loext:p draw:notify-on-update-of-ranges="Feuille2.A25:Feuille2.A45 Feuille2.B25:Feuille2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formula="of:=LOG([.B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Feuille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B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^2/50" office:value-type="float" office:value="0.5" calcext:value-type="float">
            <text:p>0,5</text:p>
          </table:table-cell>
          <table:table-cell table:formula="of:=30+10*LOG([.B2];10)" office:value-type="float" office:value="26.9897000433602" calcext:value-type="float">
            <text:p>26,989700043360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table:formula="of:=500*10^(6)" office:value-type="float" office:value="500000000" calcext:value-type="float">
            <text:p>500000000</text:p>
          </table:table-cell>
          <table:table-cell table:formula="of:=1/[.A6]" office:value-type="float" office:value="0.000000002" calcext:value-type="float">
            <text:p>2E-09</text:p>
          </table:table-cell>
          <table:table-cell/>
          <table:table-cell table:formula="of:=(915*10^(-6))/[.B6]" office:value-type="float" office:value="457500" calcext:value-type="float">
            <text:p>4575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915*10^(6)" office:value-type="float" office:value="915000000" calcext:value-type="float">
            <text:p>915000000</text:p>
          </table:table-cell>
          <table:table-cell table:formula="of:=1/[.A8]" office:value-type="float" office:value="0.00000000109289617486339" calcext:value-type="float">
            <text:p>1,09289617486339E-09</text:p>
          </table:table-cell>
          <table:table-cell/>
          <table:table-cell table:formula="of:=[.B8]*[.D6]" office:value-type="float" office:value="0.0005" calcext:value-type="float">
            <text:p>0,0005</text:p>
          </table:table-cell>
        </table:table-row>
      </table:table>
      <table:table table:name="Feuille4" table:style-name="ta1">
        <table:shapes>
          <draw:frame draw:z-index="0" draw:style-name="gr1" draw:text-style-name="P1" svg:width="159.99mm" svg:height="89.99mm" svg:x="549.47mm" svg:y="281.53mm">
            <loext:p draw:notify-on-update-of-ranges="Feuille4.B87:Feuille4.B109 Feuille4.H87:Feuille4.H10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56.12mm" svg:height="144.06mm" svg:x="26.86mm" svg:y="456.13mm">
            <loext:p draw:notify-on-update-of-ranges="Feuille4.B87:Feuille4.B97 Feuille4.C86:Feuille4.C86 Feuille4.C87:Feuille4.C97 Feuille4.F85:Feuille4.F85 Feuille4.F87:Feuille4.F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formula="of:=SLOPE([.I3:.I6];[.H3])" office:value-type="string" office:string-value="" calcext:value-type="error">
            <text:p>Err :502</text:p>
          </table:table-cell>
        </table:table-row>
        <table:table-row table:style-name="ro1">
          <table:table-cell office:value-type="string" calcext:value-type="string">
            <text:p>quantum</text:p>
          </table:table-cell>
          <table:table-cell table:formula="of:=[.B2]/2^([.B1])" office:value-type="float" office:value="0.00003125" calcext:value-type="float">
            <text:p>3,125E-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(Pcal=1W)</text:p>
          </table:table-cell>
          <table:table-cell table:formula="of:=[.B4]*10" office:value-type="float" office:value="0.0003125" calcext:value-type="float">
            <text:p>0,000312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libration à 1W</text:p>
          </table:table-cell>
          <table:table-cell office:value-type="string" calcext:value-type="string">
            <text:p>Vout (Pin coupleur=1W)</text:p>
          </table:table-cell>
          <table:table-cell/>
          <table:table-cell office:value-type="string" calcext:value-type="string">
            <text:p>R2/R1+R2</text:p>
          </table:table-cell>
          <table:table-cell/>
          <table:table-cell office:value-type="string" calcext:value-type="string">
            <text:p>R1+R2</text:p>
          </table:table-cell>
          <table:table-cell table:number-columns-repeated="4"/>
        </table:table-row>
        <table:table-row table:style-name="ro1">
          <table:table-cell/>
          <table:table-cell table:formula="of:=[.F19]" office:value-type="float" office:value="0.0004" calcext:value-type="float">
            <text:p>0,0004</text:p>
          </table:table-cell>
          <table:table-cell/>
          <table:table-cell table:formula="of:=[.B5]/[.B8]" office:value-type="float" office:value="0.78125" calcext:value-type="float">
            <text:p>0,78125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1</text:p>
          </table:table-cell>
          <table:table-cell table:formula="of:=[.F8]-[.B11]" office:value-type="float" office:value="21875" calcext:value-type="float">
            <text:p>21875</text:p>
          </table:table-cell>
          <table:table-cell/>
          <table:table-cell office:value-type="float" office:value="21875" calcext:value-type="float">
            <text:p>2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table:formula="of:=[.D8]*[.F8]" office:value-type="float" office:value="78125" calcext:value-type="float">
            <text:p>78125</text:p>
          </table:table-cell>
          <table:table-cell/>
          <table:table-cell office:value-type="float" office:value="78125" calcext:value-type="float">
            <text:p>7812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 office:value-type="string" calcext:value-type="string">
            <text:p>Vout calibré à 1W</text:p>
          </table:table-cell>
          <table:table-cell table:number-columns-repeated="3"/>
        </table:table-row>
        <table:table-row table:style-name="ro1">
          <table:table-cell table:formula="of:=[.D16]+[.$B$13]" office:value-type="float" office:value="27" calcext:value-type="float">
            <text:p>27</text:p>
          </table:table-cell>
          <table:table-cell table:formula="of:=10^(([.A16]-30)/10)" office:value-type="float" office:value="0.501187233627272" calcext:value-type="float">
            <text:p>0,501187233627272</text:p>
          </table:table-cell>
          <table:table-cell/>
          <table:table-cell table:formula="of:=-13" office:value-type="float" office:value="-13" calcext:value-type="float">
            <text:p>-13</text:p>
          </table:table-cell>
          <table:table-cell/>
          <table:table-cell table:formula="of:=130*10^(-6)" office:value-type="float" office:value="0.00013" calcext:value-type="float">
            <text:p>0,00013</text:p>
          </table:table-cell>
          <table:table-cell table:formula="of:=[.F16]*[.$D$11]/([.$D$10]+[.$D$11])" office:value-type="float" office:value="0.0001015625" calcext:value-type="float">
            <text:p>0,0001015625</text:p>
          </table:table-cell>
          <table:table-cell table:number-columns-repeated="3"/>
        </table:table-row>
        <table:table-row table:style-name="ro1">
          <table:table-cell table:formula="of:=[.D17]+[.$B$13]" office:value-type="float" office:value="28" calcext:value-type="float">
            <text:p>28</text:p>
          </table:table-cell>
          <table:table-cell table:formula="of:=10^(([.A17]-30)/10)" office:value-type="float" office:value="0.630957344480193" calcext:value-type="float">
            <text:p>0,630957344480193</text:p>
          </table:table-cell>
          <table:table-cell/>
          <table:table-cell table:formula="of:=[.D16]+1" office:value-type="float" office:value="-12" calcext:value-type="float">
            <text:p>-12</text:p>
          </table:table-cell>
          <table:table-cell/>
          <table:table-cell table:formula="of:=200*10^(-6)" office:value-type="float" office:value="0.0002" calcext:value-type="float">
            <text:p>0,0002</text:p>
          </table:table-cell>
          <table:table-cell table:formula="of:=[.F17]*[.$D$11]/([.$D$10]+[.$D$11])" office:value-type="float" office:value="0.00015625" calcext:value-type="float">
            <text:p>0,00015625</text:p>
          </table:table-cell>
          <table:table-cell table:number-columns-repeated="3"/>
        </table:table-row>
        <table:table-row table:style-name="ro1">
          <table:table-cell table:formula="of:=[.D18]+[.$B$13]" office:value-type="float" office:value="29" calcext:value-type="float">
            <text:p>29</text:p>
          </table:table-cell>
          <table:table-cell table:formula="of:=10^(([.A18]-30)/10)" office:value-type="float" office:value="0.794328234724282" calcext:value-type="float">
            <text:p>0,794328234724282</text:p>
          </table:table-cell>
          <table:table-cell/>
          <table:table-cell table:formula="of:=[.D17]+1" office:value-type="float" office:value="-11" calcext:value-type="float">
            <text:p>-11</text:p>
          </table:table-cell>
          <table:table-cell/>
          <table:table-cell table:formula="of:=350*10^(-6)" office:value-type="float" office:value="0.00035" calcext:value-type="float">
            <text:p>0,00035</text:p>
          </table:table-cell>
          <table:table-cell table:formula="of:=[.F18]*[.$D$11]/([.$D$10]+[.$D$11])" office:value-type="float" office:value="0.0002734375" calcext:value-type="float">
            <text:p>0,0002734375</text:p>
          </table:table-cell>
          <table:table-cell table:number-columns-repeated="3"/>
        </table:table-row>
        <table:table-row table:style-name="ro1">
          <table:table-cell table:formula="of:=[.D19]+[.$B$13]" office:value-type="float" office:value="30" calcext:value-type="float">
            <text:p>30</text:p>
          </table:table-cell>
          <table:table-cell table:formula="of:=10^(([.A19]-30)/10)" office:value-type="float" office:value="1" calcext:value-type="float">
            <text:p>1</text:p>
          </table:table-cell>
          <table:table-cell/>
          <table:table-cell table:formula="of:=[.D18]+1" office:value-type="float" office:value="-10" calcext:value-type="float"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19]*[.$D$11]/([.$D$10]+[.$D$11])" office:value-type="float" office:value="0.0003125" calcext:value-type="float">
            <text:p>0,0003125</text:p>
          </table:table-cell>
          <table:table-cell table:number-columns-repeated="3"/>
        </table:table-row>
        <table:table-row table:style-name="ro1">
          <table:table-cell table:formula="of:=[.D20]+[.$B$13]" office:value-type="float" office:value="31" calcext:value-type="float">
            <text:p>31</text:p>
          </table:table-cell>
          <table:table-cell table:formula="of:=10^(([.A20]-30)/10)" office:value-type="float" office:value="1.25892541179417" calcext:value-type="float">
            <text:p>1,25892541179417</text:p>
          </table:table-cell>
          <table:table-cell/>
          <table:table-cell table:formula="of:=[.D19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20]*[.$D$11]/([.$D$10]+[.$D$11])" office:value-type="float" office:value="0.0005640625" calcext:value-type="float">
            <text:p>0,0005640625</text:p>
          </table:table-cell>
          <table:table-cell table:number-columns-repeated="3"/>
        </table:table-row>
        <table:table-row table:style-name="ro1">
          <table:table-cell table:formula="of:=[.D21]+[.$B$13]" office:value-type="float" office:value="32" calcext:value-type="float">
            <text:p>32</text:p>
          </table:table-cell>
          <table:table-cell table:formula="of:=10^(([.A21]-30)/10)" office:value-type="float" office:value="1.58489319246111" calcext:value-type="float">
            <text:p>1,58489319246111</text:p>
          </table:table-cell>
          <table:table-cell/>
          <table:table-cell table:formula="of:=[.D20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21]*[.$D$11]/([.$D$10]+[.$D$11])" office:value-type="float" office:value="0.0007890625" calcext:value-type="float">
            <text:p>0,0007890625</text:p>
          </table:table-cell>
          <table:table-cell table:number-columns-repeated="3"/>
        </table:table-row>
        <table:table-row table:style-name="ro1">
          <table:table-cell table:formula="of:=[.D22]+[.$B$13]" office:value-type="float" office:value="33" calcext:value-type="float">
            <text:p>33</text:p>
          </table:table-cell>
          <table:table-cell table:formula="of:=10^(([.A22]-30)/10)" office:value-type="float" office:value="1.99526231496888" calcext:value-type="float">
            <text:p>1,99526231496888</text:p>
          </table:table-cell>
          <table:table-cell/>
          <table:table-cell table:formula="of:=[.D21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22]*[.$D$11]/([.$D$10]+[.$D$11])" office:value-type="float" office:value="0.00125" calcext:value-type="float">
            <text:p>0,00125</text:p>
          </table:table-cell>
          <table:table-cell table:number-columns-repeated="3"/>
        </table:table-row>
        <table:table-row table:style-name="ro1">
          <table:table-cell table:formula="of:=[.D23]+[.$B$13]" office:value-type="float" office:value="34" calcext:value-type="float">
            <text:p>34</text:p>
          </table:table-cell>
          <table:table-cell table:formula="of:=10^(([.A23]-30)/10)" office:value-type="float" office:value="2.51188643150958" calcext:value-type="float">
            <text:p>2,51188643150958</text:p>
          </table:table-cell>
          <table:table-cell/>
          <table:table-cell table:formula="of:=[.D22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23]*[.$D$11]/([.$D$10]+[.$D$11])" office:value-type="float" office:value="0.00190625" calcext:value-type="float">
            <text:p>0,00190625</text:p>
          </table:table-cell>
          <table:table-cell table:number-columns-repeated="3"/>
        </table:table-row>
        <table:table-row table:style-name="ro1">
          <table:table-cell table:formula="of:=[.D24]+[.$B$13]" office:value-type="float" office:value="35" calcext:value-type="float">
            <text:p>35</text:p>
          </table:table-cell>
          <table:table-cell table:formula="of:=10^(([.A24]-30)/10)" office:value-type="float" office:value="3.16227766016838" calcext:value-type="float">
            <text:p>3,16227766016838</text:p>
          </table:table-cell>
          <table:table-cell/>
          <table:table-cell table:formula="of:=[.D23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24]*[.$D$11]/([.$D$10]+[.$D$11])" office:value-type="float" office:value="0.0041328125" calcext:value-type="float">
            <text:p>0,0041328125</text:p>
          </table:table-cell>
          <table:table-cell table:number-columns-repeated="3"/>
        </table:table-row>
        <table:table-row table:style-name="ro1">
          <table:table-cell table:formula="of:=[.D25]+[.$B$13]" office:value-type="float" office:value="36" calcext:value-type="float">
            <text:p>36</text:p>
          </table:table-cell>
          <table:table-cell table:formula="of:=10^(([.A25]-30)/10)" office:value-type="float" office:value="3.98107170553497" calcext:value-type="float">
            <text:p>3,98107170553497</text:p>
          </table:table-cell>
          <table:table-cell/>
          <table:table-cell table:formula="of:=[.D24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25]*[.$D$11]/([.$D$10]+[.$D$11])" office:value-type="float" office:value="0.005078125" calcext:value-type="float">
            <text:p>0,005078125</text:p>
          </table:table-cell>
          <table:table-cell table:number-columns-repeated="3"/>
        </table:table-row>
        <table:table-row table:style-name="ro1">
          <table:table-cell table:formula="of:=[.D26]+[.$B$13]" office:value-type="float" office:value="37" calcext:value-type="float">
            <text:p>37</text:p>
          </table:table-cell>
          <table:table-cell table:formula="of:=10^(([.A26]-30)/10)" office:value-type="float" office:value="5.01187233627272" calcext:value-type="float">
            <text:p>5,01187233627272</text:p>
          </table:table-cell>
          <table:table-cell/>
          <table:table-cell table:formula="of:=[.D25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26]*[.$D$11]/([.$D$10]+[.$D$11])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formula="of:=[.D27]+[.$B$13]" office:value-type="float" office:value="38" calcext:value-type="float">
            <text:p>38</text:p>
          </table:table-cell>
          <table:table-cell table:formula="of:=10^(([.A27]-30)/10)" office:value-type="float" office:value="6.30957344480193" calcext:value-type="float">
            <text:p>6,30957344480193</text:p>
          </table:table-cell>
          <table:table-cell/>
          <table:table-cell table:formula="of:=[.D26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27]*[.$D$11]/([.$D$10]+[.$D$11])" office:value-type="float" office:value="0.01296875" calcext:value-type="float">
            <text:p>0,01296875</text:p>
          </table:table-cell>
          <table:table-cell table:number-columns-repeated="3"/>
        </table:table-row>
        <table:table-row table:style-name="ro1">
          <table:table-cell table:formula="of:=[.D28]+[.$B$13]" office:value-type="float" office:value="39" calcext:value-type="float">
            <text:p>39</text:p>
          </table:table-cell>
          <table:table-cell table:formula="of:=10^(([.A28]-30)/10)" office:value-type="float" office:value="7.94328234724282" calcext:value-type="float">
            <text:p>7,94328234724282</text:p>
          </table:table-cell>
          <table:table-cell/>
          <table:table-cell table:formula="of:=[.D27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28]*[.$D$11]/([.$D$10]+[.$D$11])" office:value-type="float" office:value="0.020234375" calcext:value-type="float">
            <text:p>0,020234375</text:p>
          </table:table-cell>
          <table:table-cell table:number-columns-repeated="3"/>
        </table:table-row>
        <table:table-row table:style-name="ro1">
          <table:table-cell table:formula="of:=[.D29]+[.$B$13]" office:value-type="float" office:value="40" calcext:value-type="float">
            <text:p>40</text:p>
          </table:table-cell>
          <table:table-cell table:formula="of:=10^(([.A29]-30)/10)" office:value-type="float" office:value="10" calcext:value-type="float">
            <text:p>10</text:p>
          </table:table-cell>
          <table:table-cell/>
          <table:table-cell table:formula="of:=[.D28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29]*[.$D$11]/([.$D$10]+[.$D$11])" office:value-type="float" office:value="0.0303125" calcext:value-type="float">
            <text:p>0,0303125</text:p>
          </table:table-cell>
          <table:table-cell table:number-columns-repeated="3"/>
        </table:table-row>
        <table:table-row table:style-name="ro1">
          <table:table-cell table:formula="of:=[.D30]+[.$B$13]" office:value-type="float" office:value="41" calcext:value-type="float">
            <text:p>41</text:p>
          </table:table-cell>
          <table:table-cell table:formula="of:=10^(([.A30]-30)/10)" office:value-type="float" office:value="12.5892541179417" calcext:value-type="float">
            <text:p>12,5892541179417</text:p>
          </table:table-cell>
          <table:table-cell/>
          <table:table-cell table:formula="of:=[.D29]+1" office:value-type="float" office:value="1" calcext:value-type="float">
            <text:p>1</text:p>
          </table:table-cell>
          <table:table-cell/>
          <table:table-cell table:formula="of:=0.0522" office:value-type="float" office:value="0.0522" calcext:value-type="float">
            <text:p>0,0522</text:p>
          </table:table-cell>
          <table:table-cell table:formula="of:=[.F30]*[.$D$11]/([.$D$10]+[.$D$11])" office:value-type="float" office:value="0.04078125" calcext:value-type="float">
            <text:p>0,04078125</text:p>
          </table:table-cell>
          <table:table-cell table:number-columns-repeated="3"/>
        </table:table-row>
        <table:table-row table:style-name="ro1">
          <table:table-cell table:formula="of:=[.D31]+[.$B$13]" office:value-type="float" office:value="42" calcext:value-type="float">
            <text:p>42</text:p>
          </table:table-cell>
          <table:table-cell table:formula="of:=10^(([.A31]-30)/10)" office:value-type="float" office:value="15.8489319246111" calcext:value-type="float">
            <text:p>15,8489319246111</text:p>
          </table:table-cell>
          <table:table-cell/>
          <table:table-cell table:formula="of:=[.D30]+1" office:value-type="float" office:value="2" calcext:value-type="float">
            <text:p>2</text:p>
          </table:table-cell>
          <table:table-cell/>
          <table:table-cell table:formula="of:=0.0798" office:value-type="float" office:value="0.0798" calcext:value-type="float">
            <text:p>0,0798</text:p>
          </table:table-cell>
          <table:table-cell table:formula="of:=[.F31]*[.$D$11]/([.$D$10]+[.$D$11])" office:value-type="float" office:value="0.06234375" calcext:value-type="float">
            <text:p>0,06234375</text:p>
          </table:table-cell>
          <table:table-cell table:number-columns-repeated="3"/>
        </table:table-row>
        <table:table-row table:style-name="ro1">
          <table:table-cell table:formula="of:=[.D32]+[.$B$13]" office:value-type="float" office:value="43" calcext:value-type="float">
            <text:p>43</text:p>
          </table:table-cell>
          <table:table-cell table:formula="of:=10^(([.A32]-30)/10)" office:value-type="float" office:value="19.9526231496888" calcext:value-type="float">
            <text:p>19,9526231496888</text:p>
          </table:table-cell>
          <table:table-cell/>
          <table:table-cell table:formula="of:=[.D31]+1" office:value-type="float" office:value="3" calcext:value-type="float">
            <text:p>3</text:p>
          </table:table-cell>
          <table:table-cell/>
          <table:table-cell table:formula="of:=0.1" office:value-type="float" office:value="0.1" calcext:value-type="float">
            <text:p>0,1</text:p>
          </table:table-cell>
          <table:table-cell table:formula="of:=[.F32]*[.$D$11]/([.$D$10]+[.$D$11])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formula="of:=[.D33]+[.$B$13]" office:value-type="float" office:value="44" calcext:value-type="float">
            <text:p>44</text:p>
          </table:table-cell>
          <table:table-cell table:formula="of:=10^(([.A33]-30)/10)" office:value-type="float" office:value="25.1188643150958" calcext:value-type="float">
            <text:p>25,1188643150958</text:p>
          </table:table-cell>
          <table:table-cell/>
          <table:table-cell table:formula="of:=[.D32]+1" office:value-type="float" office:value="4" calcext:value-type="float">
            <text:p>4</text:p>
          </table:table-cell>
          <table:table-cell/>
          <table:table-cell table:formula="of:=0.135" office:value-type="float" office:value="0.135" calcext:value-type="float">
            <text:p>0,135</text:p>
          </table:table-cell>
          <table:table-cell table:formula="of:=[.F33]*[.$D$11]/([.$D$10]+[.$D$11])" office:value-type="float" office:value="0.10546875" calcext:value-type="float">
            <text:p>0,10546875</text:p>
          </table:table-cell>
          <table:table-cell table:number-columns-repeated="3"/>
        </table:table-row>
        <table:table-row table:style-name="ro1">
          <table:table-cell table:formula="of:=[.D34]+[.$B$13]" office:value-type="float" office:value="45" calcext:value-type="float">
            <text:p>45</text:p>
          </table:table-cell>
          <table:table-cell table:formula="of:=10^(([.A34]-30)/10)" office:value-type="float" office:value="31.6227766016838" calcext:value-type="float">
            <text:p>31,6227766016838</text:p>
          </table:table-cell>
          <table:table-cell/>
          <table:table-cell table:formula="of:=[.D33]+1" office:value-type="float" office:value="5" calcext:value-type="float">
            <text:p>5</text:p>
          </table:table-cell>
          <table:table-cell/>
          <table:table-cell table:formula="of:=0.17" office:value-type="float" office:value="0.17" calcext:value-type="float">
            <text:p>0,17</text:p>
          </table:table-cell>
          <table:table-cell table:formula="of:=[.F34]*[.$D$11]/([.$D$10]+[.$D$11])" office:value-type="float" office:value="0.1328125" calcext:value-type="float">
            <text:p>0,1328125</text:p>
          </table:table-cell>
          <table:table-cell table:number-columns-repeated="3"/>
        </table:table-row>
        <table:table-row table:style-name="ro1">
          <table:table-cell table:formula="of:=[.D35]+[.$B$13]" office:value-type="float" office:value="46" calcext:value-type="float">
            <text:p>46</text:p>
          </table:table-cell>
          <table:table-cell table:formula="of:=10^(([.A35]-30)/10)" office:value-type="float" office:value="39.8107170553497" calcext:value-type="float">
            <text:p>39,8107170553497</text:p>
          </table:table-cell>
          <table:table-cell/>
          <table:table-cell table:formula="of:=[.D34]+1" office:value-type="float" office:value="6" calcext:value-type="float">
            <text:p>6</text:p>
          </table:table-cell>
          <table:table-cell/>
          <table:table-cell office:value-type="float" office:value="0.208" calcext:value-type="float">
            <text:p>0,208</text:p>
          </table:table-cell>
          <table:table-cell table:formula="of:=[.F35]*[.$D$11]/([.$D$10]+[.$D$11])" office:value-type="float" office:value="0.1625" calcext:value-type="float">
            <text:p>0,1625</text:p>
          </table:table-cell>
          <table:table-cell table:number-columns-repeated="3"/>
        </table:table-row>
        <table:table-row table:style-name="ro1">
          <table:table-cell table:formula="of:=[.D36]+[.$B$13]" office:value-type="float" office:value="47" calcext:value-type="float">
            <text:p>47</text:p>
          </table:table-cell>
          <table:table-cell table:formula="of:=10^(([.A36]-30)/10)" office:value-type="float" office:value="50.1187233627272" calcext:value-type="float">
            <text:p>50,1187233627272</text:p>
          </table:table-cell>
          <table:table-cell/>
          <table:table-cell table:formula="of:=[.D35]+1" office:value-type="float" office:value="7" calcext:value-type="float">
            <text:p>7</text:p>
          </table:table-cell>
          <table:table-cell/>
          <table:table-cell office:value-type="float" office:value="0.244" calcext:value-type="float">
            <text:p>0,244</text:p>
          </table:table-cell>
          <table:table-cell table:formula="of:=[.F36]*[.$D$11]/([.$D$10]+[.$D$11])" office:value-type="float" office:value="0.190625" calcext:value-type="float">
            <text:p>0,190625</text:p>
          </table:table-cell>
          <table:table-cell table:number-columns-repeated="3"/>
        </table:table-row>
        <table:table-row table:style-name="ro1">
          <table:table-cell table:formula="of:=[.D37]+[.$B$13]" office:value-type="float" office:value="48" calcext:value-type="float">
            <text:p>48</text:p>
          </table:table-cell>
          <table:table-cell table:formula="of:=10^(([.A37]-30)/10)" office:value-type="float" office:value="63.0957344480193" calcext:value-type="float">
            <text:p>63,0957344480193</text:p>
          </table:table-cell>
          <table:table-cell/>
          <table:table-cell table:formula="of:=[.D36]+1" office:value-type="float" office:value="8" calcext:value-type="float">
            <text:p>8</text:p>
          </table:table-cell>
          <table:table-cell/>
          <table:table-cell office:value-type="float" office:value="0.303" calcext:value-type="float">
            <text:p>0,303</text:p>
          </table:table-cell>
          <table:table-cell table:formula="of:=[.F37]*[.$D$11]/([.$D$10]+[.$D$11])" office:value-type="float" office:value="0.23671875" calcext:value-type="float">
            <text:p>0,23671875</text:p>
          </table:table-cell>
          <table:table-cell table:number-columns-repeated="3"/>
        </table:table-row>
        <table:table-row table:style-name="ro1">
          <table:table-cell table:formula="of:=[.D38]+[.$B$13]" office:value-type="float" office:value="49" calcext:value-type="float">
            <text:p>49</text:p>
          </table:table-cell>
          <table:table-cell table:formula="of:=10^(([.A38]-30)/10)" office:value-type="float" office:value="79.4328234724281" calcext:value-type="float">
            <text:p>79,4328234724281</text:p>
          </table:table-cell>
          <table:table-cell/>
          <table:table-cell table:formula="of:=[.D37]+1" office:value-type="float" office:value="9" calcext:value-type="float">
            <text:p>9</text:p>
          </table:table-cell>
          <table:table-cell/>
          <table:table-cell office:value-type="float" office:value="0.364" calcext:value-type="float">
            <text:p>0,364</text:p>
          </table:table-cell>
          <table:table-cell table:formula="of:=[.F38]*[.$D$11]/([.$D$10]+[.$D$11])" office:value-type="float" office:value="0.284375" calcext:value-type="float">
            <text:p>0,284375</text:p>
          </table:table-cell>
          <table:table-cell table:number-columns-repeated="3"/>
        </table:table-row>
        <table:table-row table:style-name="ro1">
          <table:table-cell table:formula="of:=[.D39]+[.$B$13]" office:value-type="float" office:value="50" calcext:value-type="float">
            <text:p>50</text:p>
          </table:table-cell>
          <table:table-cell table:formula="of:=10^(([.A39]-30)/10)" office:value-type="float" office:value="100" calcext:value-type="float">
            <text:p>100</text:p>
          </table:table-cell>
          <table:table-cell/>
          <table:table-cell table:formula="of:=[.D38]+1" office:value-type="float" office:value="10" calcext:value-type="float">
            <text:p>10</text:p>
          </table:table-cell>
          <table:table-cell/>
          <table:table-cell office:value-type="float" office:value="0.437" calcext:value-type="float">
            <text:p>0,437</text:p>
          </table:table-cell>
          <table:table-cell table:formula="of:=[.F39]*[.$D$11]/([.$D$10]+[.$D$11])" office:value-type="float" office:value="0.34140625" calcext:value-type="float">
            <text:p>0,34140625</text:p>
          </table:table-cell>
          <table:table-cell table:number-columns-repeated="3"/>
        </table:table-row>
        <table:table-row table:style-name="ro1">
          <table:table-cell table:formula="of:=[.D40]+[.$B$13]" office:value-type="float" office:value="51" calcext:value-type="float">
            <text:p>51</text:p>
          </table:table-cell>
          <table:table-cell table:formula="of:=10^(([.A40]-30)/10)" office:value-type="float" office:value="125.892541179417" calcext:value-type="float">
            <text:p>125,892541179417</text:p>
          </table:table-cell>
          <table:table-cell/>
          <table:table-cell table:formula="of:=[.D39]+1" office:value-type="float" office:value="11" calcext:value-type="float">
            <text:p>11</text:p>
          </table:table-cell>
          <table:table-cell/>
          <table:table-cell office:value-type="float" office:value="0.503" calcext:value-type="float">
            <text:p>0,503</text:p>
          </table:table-cell>
          <table:table-cell table:formula="of:=[.F40]*[.$D$11]/([.$D$10]+[.$D$11])" office:value-type="float" office:value="0.39296875" calcext:value-type="float">
            <text:p>0,39296875</text:p>
          </table:table-cell>
          <table:table-cell table:number-columns-repeated="3"/>
        </table:table-row>
        <table:table-row table:style-name="ro1">
          <table:table-cell table:formula="of:=[.D41]+[.$B$13]" office:value-type="float" office:value="52" calcext:value-type="float">
            <text:p>52</text:p>
          </table:table-cell>
          <table:table-cell table:formula="of:=10^(([.A41]-30)/10)" office:value-type="float" office:value="158.489319246111" calcext:value-type="float">
            <text:p>158,489319246111</text:p>
          </table:table-cell>
          <table:table-cell/>
          <table:table-cell table:formula="of:=[.D40]+1" office:value-type="float" office:value="12" calcext:value-type="float">
            <text:p>12</text:p>
          </table:table-cell>
          <table:table-cell/>
          <table:table-cell office:value-type="float" office:value="0.596" calcext:value-type="float">
            <text:p>0,596</text:p>
          </table:table-cell>
          <table:table-cell table:formula="of:=[.F41]*[.$D$11]/([.$D$10]+[.$D$11])" office:value-type="float" office:value="0.465625" calcext:value-type="float">
            <text:p>0,465625</text:p>
          </table:table-cell>
          <table:table-cell table:number-columns-repeated="3"/>
        </table:table-row>
        <table:table-row table:style-name="ro1">
          <table:table-cell table:formula="of:=[.D42]+[.$B$13]" office:value-type="float" office:value="53" calcext:value-type="float">
            <text:p>53</text:p>
          </table:table-cell>
          <table:table-cell table:formula="of:=10^(([.A42]-30)/10)" office:value-type="float" office:value="199.526231496888" calcext:value-type="float">
            <text:p>199,526231496888</text:p>
          </table:table-cell>
          <table:table-cell/>
          <table:table-cell table:formula="of:=[.D41]+1" office:value-type="float" office:value="13" calcext:value-type="float">
            <text:p>13</text:p>
          </table:table-cell>
          <table:table-cell/>
          <table:table-cell office:value-type="float" office:value="0.706" calcext:value-type="float">
            <text:p>0,706</text:p>
          </table:table-cell>
          <table:table-cell table:formula="of:=[.F42]*[.$D$11]/([.$D$10]+[.$D$11])" office:value-type="float" office:value="0.5515625" calcext:value-type="float">
            <text:p>0,5515625</text:p>
          </table:table-cell>
          <table:table-cell table:number-columns-repeated="3"/>
        </table:table-row>
        <table:table-row table:style-name="ro1">
          <table:table-cell table:formula="of:=[.D43]+[.$B$13]" office:value-type="float" office:value="54" calcext:value-type="float">
            <text:p>54</text:p>
          </table:table-cell>
          <table:table-cell table:formula="of:=10^(([.A43]-30)/10)" office:value-type="float" office:value="251.188643150958" calcext:value-type="float">
            <text:p>251,188643150958</text:p>
          </table:table-cell>
          <table:table-cell/>
          <table:table-cell table:formula="of:=[.D42]+1" office:value-type="float" office:value="14" calcext:value-type="float">
            <text:p>14</text:p>
          </table:table-cell>
          <table:table-cell/>
          <table:table-cell office:value-type="float" office:value="0.814" calcext:value-type="float">
            <text:p>0,814</text:p>
          </table:table-cell>
          <table:table-cell table:formula="of:=[.F43]*[.$D$11]/([.$D$10]+[.$D$11])" office:value-type="float" office:value="0.6359375" calcext:value-type="float">
            <text:p>0,6359375</text:p>
          </table:table-cell>
          <table:table-cell table:number-columns-repeated="3"/>
        </table:table-row>
        <table:table-row table:style-name="ro1">
          <table:table-cell table:formula="of:=[.D44]+[.$B$13]" office:value-type="float" office:value="55" calcext:value-type="float">
            <text:p>55</text:p>
          </table:table-cell>
          <table:table-cell table:formula="of:=10^(([.A44]-30)/10)" office:value-type="float" office:value="316.227766016838" calcext:value-type="float">
            <text:p>316,227766016838</text:p>
          </table:table-cell>
          <table:table-cell/>
          <table:table-cell table:formula="of:=[.D43]+1" office:value-type="float" office:value="15" calcext:value-type="float">
            <text:p>15</text:p>
          </table:table-cell>
          <table:table-cell/>
          <table:table-cell office:value-type="float" office:value="0.938" calcext:value-type="float">
            <text:p>0,938</text:p>
          </table:table-cell>
          <table:table-cell table:formula="of:=[.F44]*[.$D$11]/([.$D$10]+[.$D$11])" office:value-type="float" office:value="0.7328125" calcext:value-type="float">
            <text:p>0,7328125</text:p>
          </table:table-cell>
          <table:table-cell table:number-columns-repeated="3"/>
        </table:table-row>
        <table:table-row table:style-name="ro1">
          <table:table-cell table:formula="of:=[.D45]+[.$B$13]" office:value-type="float" office:value="56" calcext:value-type="float">
            <text:p>56</text:p>
          </table:table-cell>
          <table:table-cell table:formula="of:=10^(([.A45]-30)/10)" office:value-type="float" office:value="398.107170553497" calcext:value-type="float">
            <text:p>398,107170553497</text:p>
          </table:table-cell>
          <table:table-cell/>
          <table:table-cell table:formula="of:=[.D44]+1" office:value-type="float" office:value="16" calcext:value-type="float">
            <text:p>16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F45]*[.$D$11]/([.$D$10]+[.$D$11])" office:value-type="float" office:value="0.859375" calcext:value-type="float">
            <text:p>0,859375</text:p>
          </table:table-cell>
          <table:table-cell table:number-columns-repeated="3"/>
        </table:table-row>
        <table:table-row table:style-name="ro1">
          <table:table-cell table:formula="of:=[.D46]+[.$B$13]" office:value-type="float" office:value="57" calcext:value-type="float">
            <text:p>57</text:p>
          </table:table-cell>
          <table:table-cell table:formula="of:=10^(([.A46]-30)/10)" office:value-type="float" office:value="501.187233627272" calcext:value-type="float">
            <text:p>501,187233627272</text:p>
          </table:table-cell>
          <table:table-cell/>
          <table:table-cell table:formula="of:=[.D45]+1" office:value-type="float" office:value="17" calcext:value-type="float">
            <text:p>17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[.F46]*[.$D$11]/([.$D$10]+[.$D$11])" office:value-type="float" office:value="0.9921875" calcext:value-type="float">
            <text:p>0,9921875</text:p>
          </table:table-cell>
          <table:table-cell table:number-columns-repeated="3"/>
        </table:table-row>
        <table:table-row table:style-name="ro1">
          <table:table-cell table:formula="of:=[.D47]+[.$B$13]" office:value-type="float" office:value="58" calcext:value-type="float">
            <text:p>58</text:p>
          </table:table-cell>
          <table:table-cell table:formula="of:=10^(([.A47]-30)/10)" office:value-type="float" office:value="630.957344480193" calcext:value-type="float">
            <text:p>630,957344480193</text:p>
          </table:table-cell>
          <table:table-cell/>
          <table:table-cell table:formula="of:=[.D46]+1" office:value-type="float" office:value="18" calcext:value-type="float">
            <text:p>18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F47]*[.$D$11]/([.$D$10]+[.$D$11])" office:value-type="float" office:value="1.1328125" calcext:value-type="float">
            <text:p>1,1328125</text:p>
          </table:table-cell>
          <table:table-cell table:number-columns-repeated="3"/>
        </table:table-row>
        <table:table-row table:style-name="ro1">
          <table:table-cell table:formula="of:=[.D48]+[.$B$13]" office:value-type="float" office:value="59" calcext:value-type="float">
            <text:p>59</text:p>
          </table:table-cell>
          <table:table-cell table:formula="of:=10^(([.A48]-30)/10)" office:value-type="float" office:value="794.328234724281" calcext:value-type="float">
            <text:p>794,328234724281</text:p>
          </table:table-cell>
          <table:table-cell/>
          <table:table-cell table:formula="of:=[.D47]+1" office:value-type="float" office:value="19" calcext:value-type="float">
            <text:p>19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F48]*[.$D$11]/([.$D$10]+[.$D$11])" office:value-type="float" office:value="1.296875" calcext:value-type="float">
            <text:p>1,296875</text:p>
          </table:table-cell>
          <table:table-cell table:number-columns-repeated="3"/>
        </table:table-row>
        <table:table-row table:style-name="ro1">
          <table:table-cell table:formula="of:=[.D49]+[.$B$13]" office:value-type="float" office:value="60" calcext:value-type="float">
            <text:p>60</text:p>
          </table:table-cell>
          <table:table-cell table:formula="of:=10^(([.A49]-30)/10)" office:value-type="float" office:value="1000" calcext:value-type="float">
            <text:p>1000</text:p>
          </table:table-cell>
          <table:table-cell/>
          <table:table-cell table:formula="of:=[.D48]+1" office:value-type="float" office:value="20" calcext:value-type="float">
            <text:p>20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F49]*[.$D$11]/([.$D$10]+[.$D$11])" office:value-type="float" office:value="1.484375" calcext:value-type="float">
            <text:p>1,484375</text:p>
          </table:table-cell>
          <table:table-cell table:number-columns-repeated="3"/>
        </table:table-row>
        <table:table-row table:style-name="ro1">
          <table:table-cell table:formula="of:=[.D50]+[.$B$13]" office:value-type="float" office:value="61" calcext:value-type="float">
            <text:p>61</text:p>
          </table:table-cell>
          <table:table-cell table:formula="of:=10^(([.A50]-30)/10)" office:value-type="float" office:value="1258.92541179417" calcext:value-type="float">
            <text:p>1258,92541179417</text:p>
          </table:table-cell>
          <table:table-cell/>
          <table:table-cell table:formula="of:=[.D49]+1" office:value-type="float" office:value="21" calcext:value-type="float">
            <text:p>21</text:p>
          </table:table-cell>
          <table:table-cell/>
          <table:table-cell office:value-type="float" office:value="2.16" calcext:value-type="float">
            <text:p>2,16</text:p>
          </table:table-cell>
          <table:table-cell table:formula="of:=[.F50]*[.$D$11]/([.$D$10]+[.$D$11])" office:value-type="float" office:value="1.6875" calcext:value-type="float">
            <text:p>1,6875</text:p>
          </table:table-cell>
          <table:table-cell table:number-columns-repeated="3"/>
        </table:table-row>
        <table:table-row table:style-name="ro1">
          <table:table-cell table:formula="of:=[.D51]+[.$B$13]" office:value-type="float" office:value="62" calcext:value-type="float">
            <text:p>62</text:p>
          </table:table-cell>
          <table:table-cell table:formula="of:=10^(([.A51]-30)/10)" office:value-type="float" office:value="1584.89319246111" calcext:value-type="float">
            <text:p>1584,89319246111</text:p>
          </table:table-cell>
          <table:table-cell/>
          <table:table-cell table:formula="of:=[.D50]+1" office:value-type="float" office:value="22" calcext:value-type="float">
            <text:p>22</text:p>
          </table:table-cell>
          <table:table-cell/>
          <table:table-cell office:value-type="float" office:value="2.46" calcext:value-type="float">
            <text:p>2,46</text:p>
          </table:table-cell>
          <table:table-cell table:formula="of:=[.F51]*[.$D$11]/([.$D$10]+[.$D$11])" office:value-type="float" office:value="1.921875" calcext:value-type="float">
            <text:p>1,921875</text:p>
          </table:table-cell>
          <table:table-cell table:number-columns-repeated="3"/>
        </table:table-row>
        <table:table-row table:style-name="ro1">
          <table:table-cell table:formula="of:=[.D52]+[.$B$13]" office:value-type="float" office:value="63" calcext:value-type="float">
            <text:p>63</text:p>
          </table:table-cell>
          <table:table-cell table:formula="of:=10^(([.A52]-30)/10)" office:value-type="float" office:value="1995.26231496888" calcext:value-type="float">
            <text:p>1995,26231496888</text:p>
          </table:table-cell>
          <table:table-cell/>
          <table:table-cell table:formula="of:=[.D51]+1" office:value-type="float" office:value="23" calcext:value-type="float">
            <text:p>23</text:p>
          </table:table-cell>
          <table:table-cell/>
          <table:table-cell office:value-type="float" office:value="2.79" calcext:value-type="float">
            <text:p>2,79</text:p>
          </table:table-cell>
          <table:table-cell table:formula="of:=[.F52]*[.$D$11]/([.$D$10]+[.$D$11])" office:value-type="float" office:value="2.1796875" calcext:value-type="float">
            <text:p>2,1796875</text:p>
          </table:table-cell>
          <table:table-cell table:number-columns-repeated="3"/>
        </table:table-row>
        <table:table-row table:style-name="ro1">
          <table:table-cell table:formula="of:=[.D53]+[.$B$13]" office:value-type="float" office:value="64" calcext:value-type="float">
            <text:p>64</text:p>
          </table:table-cell>
          <table:table-cell table:formula="of:=10^(([.A53]-30)/10)" office:value-type="float" office:value="2511.88643150958" calcext:value-type="float">
            <text:p>2511,88643150958</text:p>
          </table:table-cell>
          <table:table-cell/>
          <table:table-cell table:formula="of:=[.D52]+1" office:value-type="float" office:value="24" calcext:value-type="float">
            <text:p>24</text:p>
          </table:table-cell>
          <table:table-cell/>
          <table:table-cell office:value-type="float" office:value="3.17" calcext:value-type="float">
            <text:p>3,17</text:p>
          </table:table-cell>
          <table:table-cell table:formula="of:=[.F53]*[.$D$11]/([.$D$10]+[.$D$11])" office:value-type="float" office:value="2.4765625" calcext:value-type="float">
            <text:p>2,4765625</text:p>
          </table:table-cell>
          <table:table-cell table:number-columns-repeated="3"/>
        </table:table-row>
        <table:table-row table:style-name="ro1">
          <table:table-cell table:formula="of:=[.D54]+[.$B$13]" office:value-type="float" office:value="65" calcext:value-type="float">
            <text:p>65</text:p>
          </table:table-cell>
          <table:table-cell table:formula="of:=10^(([.A54]-30)/10)" office:value-type="float" office:value="3162.27766016838" calcext:value-type="float">
            <text:p>3162,27766016838</text:p>
          </table:table-cell>
          <table:table-cell/>
          <table:table-cell table:formula="of:=[.D53]+1" office:value-type="float" office:value="25" calcext:value-type="float">
            <text:p>25</text:p>
          </table:table-cell>
          <table:table-cell/>
          <table:table-cell office:value-type="float" office:value="3.59" calcext:value-type="float">
            <text:p>3,59</text:p>
          </table:table-cell>
          <table:table-cell table:formula="of:=[.F54]*[.$D$11]/([.$D$10]+[.$D$11])" office:value-type="float" office:value="2.8046875" calcext:value-type="float">
            <text:p>2,8046875</text:p>
          </table:table-cell>
          <table:table-cell table:number-columns-repeated="3"/>
        </table:table-row>
        <table:table-row table:style-name="ro1">
          <table:table-cell table:formula="of:=[.D55]+[.$B$13]" office:value-type="float" office:value="66" calcext:value-type="float">
            <text:p>66</text:p>
          </table:table-cell>
          <table:table-cell table:formula="of:=10^(([.A55]-30)/10)" office:value-type="float" office:value="3981.07170553497" calcext:value-type="float">
            <text:p>3981,07170553497</text:p>
          </table:table-cell>
          <table:table-cell/>
          <table:table-cell table:formula="of:=[.D54]+1" office:value-type="float" office:value="26" calcext:value-type="float">
            <text:p>26</text:p>
          </table:table-cell>
          <table:table-cell/>
          <table:table-cell office:value-type="float" office:value="4.02" calcext:value-type="float">
            <text:p>4,02</text:p>
          </table:table-cell>
          <table:table-cell table:formula="of:=[.F55]*[.$D$11]/([.$D$10]+[.$D$11])" office:value-type="float" office:value="3.140625" calcext:value-type="float">
            <text:p>3,140625</text:p>
          </table:table-cell>
          <table:table-cell table:number-columns-repeated="3"/>
        </table:table-row>
        <table:table-row table:style-name="ro1">
          <table:table-cell table:formula="of:=[.D56]+[.$B$13]" office:value-type="float" office:value="67" calcext:value-type="float">
            <text:p>67</text:p>
          </table:table-cell>
          <table:table-cell table:formula="of:=10^(([.A56]-30)/10)" office:value-type="float" office:value="5011.87233627272" calcext:value-type="float">
            <text:p>5011,87233627272</text:p>
          </table:table-cell>
          <table:table-cell/>
          <table:table-cell table:formula="of:=[.D55]+1" office:value-type="float" office:value="27" calcext:value-type="float">
            <text:p>27</text:p>
          </table:table-cell>
          <table:table-cell/>
          <table:table-cell office:value-type="float" office:value="4.55" calcext:value-type="float">
            <text:p>4,55</text:p>
          </table:table-cell>
          <table:table-cell table:formula="of:=[.F56]*[.$D$11]/([.$D$10]+[.$D$11])" office:value-type="float" office:value="3.5546875" calcext:value-type="float">
            <text:p>3,5546875</text:p>
          </table:table-cell>
          <table:table-cell table:number-columns-repeated="3"/>
        </table:table-row>
        <table:table-row table:style-name="ro1">
          <table:table-cell table:formula="of:=[.D57]+[.$B$13]" office:value-type="float" office:value="68" calcext:value-type="float">
            <text:p>68</text:p>
          </table:table-cell>
          <table:table-cell table:formula="of:=10^(([.A57]-30)/10)" office:value-type="float" office:value="6309.57344480193" calcext:value-type="float">
            <text:p>6309,57344480193</text:p>
          </table:table-cell>
          <table:table-cell/>
          <table:table-cell table:formula="of:=[.D56]+1" office:value-type="float" office:value="28" calcext:value-type="float">
            <text:p>28</text:p>
          </table:table-cell>
          <table:table-cell/>
          <table:table-cell office:value-type="float" office:value="5.14" calcext:value-type="float">
            <text:p>5,14</text:p>
          </table:table-cell>
          <table:table-cell table:formula="of:=[.F57]*[.$D$11]/([.$D$10]+[.$D$11])" office:value-type="float" office:value="4.015625" calcext:value-type="float">
            <text:p>4,015625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Vout (Pin=1W)</text:p>
          </table:table-cell>
          <table:table-cell office:value-type="string" calcext:value-type="string">
            <text:p>Vout (Pin=10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table:formula="of:=[.B87]" office:value-type="float" office:value="0.0003125" calcext:value-type="float">
            <text:p>0,0003125</text:p>
          </table:table-cell>
          <table:table-cell table:formula="of:=[.B97]" office:value-type="float" office:value="0.0303125" calcext:value-type="float">
            <text:p>0,0303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table:formula="of:=[.C87]" office:value-type="float" office:value="1" calcext:value-type="float">
            <text:p>1</text:p>
          </table:table-cell>
          <table:table-cell table:formula="of:=[.C97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polation linéa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a</text:p>
          </table:table-cell>
          <table:table-cell office:value-type="string" calcext:value-type="string">
            <text:p>'-b</text:p>
          </table:table-cell>
          <table:table-cell table:number-columns-repeated="5"/>
        </table:table-row>
        <table:table-row table:style-name="ro1">
          <table:table-cell/>
          <table:table-cell table:formula="of:=([.C63]-[.B63])/([.C62]-[.B62])" office:value-type="float" office:value="300" calcext:value-type="float">
            <text:p>300</text:p>
          </table:table-cell>
          <table:table-cell table:formula="of:=[.B63]-[.B67]*[.B62]" office:value-type="float" office:value="0.90625" calcext:value-type="float">
            <text:p>0,90625</text:p>
          </table:table-cell>
          <table:table-cell table:formula="of:=1/[.B67]" office:value-type="float" office:value="0.00333333333333333" calcext:value-type="float">
            <text:p>0,003333333333333</text:p>
          </table:table-cell>
          <table:table-cell table:formula="of:=-[.C67]" office:value-type="float" office:value="-0.90625" calcext:value-type="float">
            <text:p>-0,90625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y=b*exp(ax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n(y1/y0) / (x1-x0)= 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N([.C63])-LN([.B63])" office:value-type="float" office:value="2.30258509299405" calcext:value-type="float">
            <text:p>2,30258509299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1-x0</text:p>
          </table:table-cell>
          <table:table-cell table:formula="of:=[.C62]-[.B62]" office:value-type="float" office:value="0.03" calcext:value-type="float">
            <text:p>0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=y0/exp(ax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(ax0)</text:p>
          </table:table-cell>
          <table:table-cell table:formula="of:=EXP([.B83]*[.B62])" office:value-type="float" office:value="1.02427522138159" calcext:value-type="float">
            <text:p>1,02427522138159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interpolation exp sur 2 poin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table:formula="of:=[.B72]/[.B73]" office:value-type="float" office:value="76.7528364331349" calcext:value-type="float">
            <text:p>76,7528364331349</text:p>
          </table:table-cell>
          <table:table-cell table:style-name="ce1" table:formula="of:=[.B63]/[.B75]" office:value-type="float" office:value="0.976300098962807" calcext:value-type="float">
            <text:p>0,97630009896280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erpolation linéaire</text:p>
          </table:table-cell>
          <table:table-cell/>
          <table:table-cell office:value-type="string" calcext:value-type="string">
            <text:p>interpolation exp sur 2 poi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%er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%err</text:p>
          </table:table-cell>
          <table:table-cell table:number-columns-repeated="3"/>
        </table:table-row>
        <table:table-row table:style-name="ro1">
          <table:table-cell table:formula="of:=[.B19]" office:value-type="float" office:value="1" calcext:value-type="float">
            <text:p>1</text:p>
          </table:table-cell>
          <table:table-cell table:formula="of:=[.G19]" office:value-type="float" office:value="0.0003125" calcext:value-type="float">
            <text:p>0,0003125</text:p>
          </table:table-cell>
          <table:table-cell table:formula="of:=[.A87]" office:value-type="float" office:value="1" calcext:value-type="float">
            <text:p>1</text:p>
          </table:table-cell>
          <table:table-cell table:formula="of:=[.$B$67]*[.B87]+[.$C$67]" office:value-type="float" office:value="1" calcext:value-type="float">
            <text:p>1</text:p>
          </table:table-cell>
          <table:table-cell table:formula="of:=100*([.A87]-[.D87])/[.A87]" office:value-type="float" office:value="0" calcext:value-type="float">
            <text:p>0</text:p>
          </table:table-cell>
          <table:table-cell table:formula="of:=[.$C$83]*(EXP([.$B$83]*[.B87]))" office:value-type="float" office:value="1" calcext:value-type="float">
            <text:p>1</text:p>
          </table:table-cell>
          <table:table-cell table:formula="of:=100*([.A87]-[.F87])/[.A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0]" office:value-type="float" office:value="1.25892541179417" calcext:value-type="float">
            <text:p>1,25892541179417</text:p>
          </table:table-cell>
          <table:table-cell table:formula="of:=[.G20]" office:value-type="float" office:value="0.0005640625" calcext:value-type="float">
            <text:p>0,0005640625</text:p>
          </table:table-cell>
          <table:table-cell table:formula="of:=[.A88]" office:value-type="float" office:value="1.25892541179417" calcext:value-type="float">
            <text:p>1,25892541179417</text:p>
          </table:table-cell>
          <table:table-cell table:formula="of:=[.$B$67]*[.B88]+[.$C$67]" office:value-type="float" office:value="1.07546875" calcext:value-type="float">
            <text:p>1,07546875</text:p>
          </table:table-cell>
          <table:table-cell table:formula="of:=100*([.A88]-[.D88])/[.A88]" office:value-type="float" office:value="14.572480631137" calcext:value-type="float">
            <text:p>14,572480631137</text:p>
          </table:table-cell>
          <table:table-cell table:formula="of:=[.$C$83]*(EXP([.$B$83]*[.B88]))" office:value-type="float" office:value="1.01949574296719" calcext:value-type="float">
            <text:p>1,01949574296719</text:p>
          </table:table-cell>
          <table:table-cell table:formula="of:=100*([.A88]-[.F88])/[.A88]" office:value-type="float" office:value="19.0185746179951" calcext:value-type="float">
            <text:p>19,0185746179951</text:p>
          </table:table-cell>
          <table:table-cell table:number-columns-repeated="3"/>
        </table:table-row>
        <table:table-row table:style-name="ro1">
          <table:table-cell table:formula="of:=[.B21]" office:value-type="float" office:value="1.58489319246111" calcext:value-type="float">
            <text:p>1,58489319246111</text:p>
          </table:table-cell>
          <table:table-cell table:formula="of:=[.G21]" office:value-type="float" office:value="0.0007890625" calcext:value-type="float">
            <text:p>0,0007890625</text:p>
          </table:table-cell>
          <table:table-cell table:formula="of:=[.A89]" office:value-type="float" office:value="1.58489319246111" calcext:value-type="float">
            <text:p>1,58489319246111</text:p>
          </table:table-cell>
          <table:table-cell table:formula="of:=[.$B$67]*[.B89]+[.$C$67]" office:value-type="float" office:value="1.14296875" calcext:value-type="float">
            <text:p>1,14296875</text:p>
          </table:table-cell>
          <table:table-cell table:formula="of:=100*([.A89]-[.D89])/[.A89]" office:value-type="float" office:value="27.8835472676154" calcext:value-type="float">
            <text:p>27,8835472676154</text:p>
          </table:table-cell>
          <table:table-cell table:formula="of:=[.$C$83]*(EXP([.$B$83]*[.B89]))" office:value-type="float" office:value="1.0372547126335" calcext:value-type="float">
            <text:p>1,0372547126335</text:p>
          </table:table-cell>
          <table:table-cell table:formula="of:=100*([.A89]-[.F89])/[.A89]" office:value-type="float" office:value="34.5536520967198" calcext:value-type="float">
            <text:p>34,5536520967198</text:p>
          </table:table-cell>
          <table:table-cell table:number-columns-repeated="3"/>
        </table:table-row>
        <table:table-row table:style-name="ro1">
          <table:table-cell table:formula="of:=[.B22]" office:value-type="float" office:value="1.99526231496888" calcext:value-type="float">
            <text:p>1,99526231496888</text:p>
          </table:table-cell>
          <table:table-cell table:formula="of:=[.G22]" office:value-type="float" office:value="0.00125" calcext:value-type="float">
            <text:p>0,00125</text:p>
          </table:table-cell>
          <table:table-cell table:formula="of:=[.A90]" office:value-type="float" office:value="1.99526231496888" calcext:value-type="float">
            <text:p>1,99526231496888</text:p>
          </table:table-cell>
          <table:table-cell table:formula="of:=[.$B$67]*[.B90]+[.$C$67]" office:value-type="float" office:value="1.28125" calcext:value-type="float">
            <text:p>1,28125</text:p>
          </table:table-cell>
          <table:table-cell table:formula="of:=100*([.A90]-[.D90])/[.A90]" office:value-type="float" office:value="35.7853856915057" calcext:value-type="float">
            <text:p>35,7853856915057</text:p>
          </table:table-cell>
          <table:table-cell table:formula="of:=[.$C$83]*(EXP([.$B$83]*[.B90]))" office:value-type="float" office:value="1.07460782832132" calcext:value-type="float">
            <text:p>1,07460782832132</text:p>
          </table:table-cell>
          <table:table-cell table:formula="of:=100*([.A90]-[.F90])/[.A90]" office:value-type="float" office:value="46.1420275289428" calcext:value-type="float">
            <text:p>46,1420275289428</text:p>
          </table:table-cell>
          <table:table-cell table:number-columns-repeated="3"/>
        </table:table-row>
        <table:table-row table:style-name="ro1">
          <table:table-cell table:formula="of:=[.B23]" office:value-type="float" office:value="2.51188643150958" calcext:value-type="float">
            <text:p>2,51188643150958</text:p>
          </table:table-cell>
          <table:table-cell table:formula="of:=[.G23]" office:value-type="float" office:value="0.00190625" calcext:value-type="float">
            <text:p>0,00190625</text:p>
          </table:table-cell>
          <table:table-cell table:formula="of:=[.A91]" office:value-type="float" office:value="2.51188643150958" calcext:value-type="float">
            <text:p>2,51188643150958</text:p>
          </table:table-cell>
          <table:table-cell table:formula="of:=[.$B$67]*[.B91]+[.$C$67]" office:value-type="float" office:value="1.478125" calcext:value-type="float">
            <text:p>1,478125</text:p>
          </table:table-cell>
          <table:table-cell table:formula="of:=100*([.A91]-[.D91])/[.A91]" office:value-type="float" office:value="41.1547838525612" calcext:value-type="float">
            <text:p>41,1547838525612</text:p>
          </table:table-cell>
          <table:table-cell table:formula="of:=[.$C$83]*(EXP([.$B$83]*[.B91]))" office:value-type="float" office:value="1.13012114287856" calcext:value-type="float">
            <text:p>1,13012114287856</text:p>
          </table:table-cell>
          <table:table-cell table:formula="of:=100*([.A91]-[.F91])/[.A91]" office:value-type="float" office:value="55.0090669425932" calcext:value-type="float">
            <text:p>55,0090669425932</text:p>
          </table:table-cell>
          <table:table-cell table:number-columns-repeated="3"/>
        </table:table-row>
        <table:table-row table:style-name="ro1">
          <table:table-cell table:formula="of:=[.B24]" office:value-type="float" office:value="3.16227766016838" calcext:value-type="float">
            <text:p>3,16227766016838</text:p>
          </table:table-cell>
          <table:table-cell table:formula="of:=[.G24]" office:value-type="float" office:value="0.0041328125" calcext:value-type="float">
            <text:p>0,0041328125</text:p>
          </table:table-cell>
          <table:table-cell table:formula="of:=[.A92]" office:value-type="float" office:value="3.16227766016838" calcext:value-type="float">
            <text:p>3,16227766016838</text:p>
          </table:table-cell>
          <table:table-cell table:formula="of:=[.$B$67]*[.B92]+[.$C$67]" office:value-type="float" office:value="2.14609375" calcext:value-type="float">
            <text:p>2,14609375</text:p>
          </table:table-cell>
          <table:table-cell table:formula="of:=100*([.A92]-[.D92])/[.A92]" office:value-type="float" office:value="32.1345567774802" calcext:value-type="float">
            <text:p>32,1345567774802</text:p>
          </table:table-cell>
          <table:table-cell table:formula="of:=[.$C$83]*(EXP([.$B$83]*[.B92]))" office:value-type="float" office:value="1.34073747953841" calcext:value-type="float">
            <text:p>1,34073747953841</text:p>
          </table:table-cell>
          <table:table-cell table:formula="of:=100*([.A92]-[.F92])/[.A92]" office:value-type="float" office:value="57.6021582030522" calcext:value-type="float">
            <text:p>57,6021582030522</text:p>
          </table:table-cell>
          <table:table-cell table:number-columns-repeated="3"/>
        </table:table-row>
        <table:table-row table:style-name="ro1">
          <table:table-cell table:formula="of:=[.B25]" office:value-type="float" office:value="3.98107170553497" calcext:value-type="float">
            <text:p>3,98107170553497</text:p>
          </table:table-cell>
          <table:table-cell table:formula="of:=[.G25]" office:value-type="float" office:value="0.005078125" calcext:value-type="float">
            <text:p>0,005078125</text:p>
          </table:table-cell>
          <table:table-cell table:formula="of:=[.A93]" office:value-type="float" office:value="3.98107170553497" calcext:value-type="float">
            <text:p>3,98107170553497</text:p>
          </table:table-cell>
          <table:table-cell table:formula="of:=[.$B$67]*[.B93]+[.$C$67]" office:value-type="float" office:value="2.4296875" calcext:value-type="float">
            <text:p>2,4296875</text:p>
          </table:table-cell>
          <table:table-cell table:formula="of:=100*([.A93]-[.D93])/[.A93]" office:value-type="float" office:value="38.9690093594157" calcext:value-type="float">
            <text:p>38,9690093594157</text:p>
          </table:table-cell>
          <table:table-cell table:formula="of:=[.$C$83]*(EXP([.$B$83]*[.B93]))" office:value-type="float" office:value="1.44163117962919" calcext:value-type="float">
            <text:p>1,44163117962919</text:p>
          </table:table-cell>
          <table:table-cell table:formula="of:=100*([.A93]-[.F93])/[.A93]" office:value-type="float" office:value="63.787862006483" calcext:value-type="float">
            <text:p>63,787862006483</text:p>
          </table:table-cell>
          <table:table-cell table:number-columns-repeated="3"/>
        </table:table-row>
        <table:table-row table:style-name="ro1">
          <table:table-cell table:formula="of:=[.B26]" office:value-type="float" office:value="5.01187233627272" calcext:value-type="float">
            <text:p>5,01187233627272</text:p>
          </table:table-cell>
          <table:table-cell table:formula="of:=[.G26]" office:value-type="float" office:value="0.0078125" calcext:value-type="float">
            <text:p>0,0078125</text:p>
          </table:table-cell>
          <table:table-cell table:formula="of:=[.A94]" office:value-type="float" office:value="5.01187233627272" calcext:value-type="float">
            <text:p>5,01187233627272</text:p>
          </table:table-cell>
          <table:table-cell table:formula="of:=[.$B$67]*[.B94]+[.$C$67]" office:value-type="float" office:value="3.25" calcext:value-type="float">
            <text:p>3,25</text:p>
          </table:table-cell>
          <table:table-cell table:formula="of:=100*([.A94]-[.D94])/[.A94]" office:value-type="float" office:value="35.1539747635114" calcext:value-type="float">
            <text:p>35,1539747635114</text:p>
          </table:table-cell>
          <table:table-cell table:formula="of:=[.$C$83]*(EXP([.$B$83]*[.B94]))" office:value-type="float" office:value="1.77827941003892" calcext:value-type="float">
            <text:p>1,77827941003892</text:p>
          </table:table-cell>
          <table:table-cell table:formula="of:=100*([.A94]-[.F94])/[.A94]" office:value-type="float" office:value="64.5186610766424" calcext:value-type="float">
            <text:p>64,5186610766424</text:p>
          </table:table-cell>
          <table:table-cell table:number-columns-repeated="3"/>
        </table:table-row>
        <table:table-row table:style-name="ro1">
          <table:table-cell table:formula="of:=[.B27]" office:value-type="float" office:value="6.30957344480193" calcext:value-type="float">
            <text:p>6,30957344480193</text:p>
          </table:table-cell>
          <table:table-cell table:formula="of:=[.G27]" office:value-type="float" office:value="0.01296875" calcext:value-type="float">
            <text:p>0,01296875</text:p>
          </table:table-cell>
          <table:table-cell table:formula="of:=[.A95]" office:value-type="float" office:value="6.30957344480193" calcext:value-type="float">
            <text:p>6,30957344480193</text:p>
          </table:table-cell>
          <table:table-cell table:formula="of:=[.$B$67]*[.B95]+[.$C$67]" office:value-type="float" office:value="4.796875" calcext:value-type="float">
            <text:p>4,796875</text:p>
          </table:table-cell>
          <table:table-cell table:formula="of:=100*([.A95]-[.D95])/[.A95]" office:value-type="float" office:value="23.974654674131" calcext:value-type="float">
            <text:p>23,974654674131</text:p>
          </table:table-cell>
          <table:table-cell table:formula="of:=[.$C$83]*(EXP([.$B$83]*[.B95]))" office:value-type="float" office:value="2.64164832038609" calcext:value-type="float">
            <text:p>2,64164832038609</text:p>
          </table:table-cell>
          <table:table-cell table:formula="of:=100*([.A95]-[.F95])/[.A95]" office:value-type="float" office:value="58.1326956014375" calcext:value-type="float">
            <text:p>58,1326956014375</text:p>
          </table:table-cell>
          <table:table-cell table:number-columns-repeated="3"/>
        </table:table-row>
        <table:table-row table:style-name="ro1">
          <table:table-cell table:formula="of:=[.B28]" office:value-type="float" office:value="7.94328234724282" calcext:value-type="float">
            <text:p>7,94328234724282</text:p>
          </table:table-cell>
          <table:table-cell table:formula="of:=[.G28]" office:value-type="float" office:value="0.020234375" calcext:value-type="float">
            <text:p>0,020234375</text:p>
          </table:table-cell>
          <table:table-cell table:formula="of:=[.A96]" office:value-type="float" office:value="7.94328234724282" calcext:value-type="float">
            <text:p>7,94328234724282</text:p>
          </table:table-cell>
          <table:table-cell table:formula="of:=[.$B$67]*[.B96]+[.$C$67]" office:value-type="float" office:value="6.9765625" calcext:value-type="float">
            <text:p>6,9765625</text:p>
          </table:table-cell>
          <table:table-cell table:formula="of:=100*([.A96]-[.D96])/[.A96]" office:value-type="float" office:value="12.1702818177976" calcext:value-type="float">
            <text:p>12,1702818177976</text:p>
          </table:table-cell>
          <table:table-cell table:formula="of:=[.$C$83]*(EXP([.$B$83]*[.B96]))" office:value-type="float" office:value="4.61383968273321" calcext:value-type="float">
            <text:p>4,61383968273321</text:p>
          </table:table-cell>
          <table:table-cell table:formula="of:=100*([.A96]-[.F96])/[.A96]" office:value-type="float" office:value="41.9151997746282" calcext:value-type="float">
            <text:p>41,9151997746282</text:p>
          </table:table-cell>
          <table:table-cell table:number-columns-repeated="3"/>
        </table:table-row>
        <table:table-row table:style-name="ro1">
          <table:table-cell table:formula="of:=[.B29]" office:value-type="float" office:value="10" calcext:value-type="float">
            <text:p>10</text:p>
          </table:table-cell>
          <table:table-cell table:formula="of:=[.G29]" office:value-type="float" office:value="0.0303125" calcext:value-type="float">
            <text:p>0,0303125</text:p>
          </table:table-cell>
          <table:table-cell table:formula="of:=[.A97]" office:value-type="float" office:value="10" calcext:value-type="float">
            <text:p>10</text:p>
          </table:table-cell>
          <table:table-cell table:formula="of:=[.$B$67]*[.B97]+[.$C$67]" office:value-type="float" office:value="10" calcext:value-type="float">
            <text:p>10</text:p>
          </table:table-cell>
          <table:table-cell table:formula="of:=100*([.A97]-[.D97])/[.A97]" office:value-type="float" office:value="0" calcext:value-type="float">
            <text:p>0</text:p>
          </table:table-cell>
          <table:table-cell table:formula="of:=[.$C$83]*(EXP([.$B$83]*[.B97]))" office:value-type="float" office:value="10" calcext:value-type="float">
            <text:p>10</text:p>
          </table:table-cell>
          <table:table-cell table:formula="of:=100*([.A97]-[.F97])/[.A97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5">00/00/0000</text:date>, <text:time style:data-style-name="N2" text:time-value="20:25:52.242680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05T20:45:43.342083730</dc:date>
    <meta:editing-duration>PT3H43M33S</meta:editing-duration>
    <meta:editing-cycles>40</meta:editing-cycles>
    <meta:generator>LibreOffice/5.2.7.2$Linux_X86_64 LibreOffice_project/20m0$Build-2</meta:generator>
    <dc:creator>Fabrice F4BJH</dc:creator>
    <meta:document-statistic meta:table-count="4" meta:cell-count="61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Feuille1.C2:Feuille1.D44 Feuille1.B1:Feuille1.B1" chart:data-source-has-labels="both" svg:x="1.331cm" svg:y="1.275cm" svg:width="14.349cm" svg:height="6.564cm">
          <chartooo:coordinate-region svg:x="2.614cm" svg:y="1.434cm" svg:width="12.927cm" svg:height="5.479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Feuille1.C2:Feuille1.C44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Feuille1.D2:Feuille1.D44" chart:label-cell-address="Feuille1.B1:Feuille1.B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</text:p>
                <draw:g>
                  <svg:desc>Feuille1.C2:Feuille1.C44</svg:desc>
                </draw:g>
              </table:table-cell>
              <table:table-cell office:value-type="float" office:value="NaN">
                <text:p>NaN</text:p>
                <draw:g>
                  <svg:desc>Feuille1.D2:Feuille1.D44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Feuille1.C2:Feuille1.C44 Feuille1.B1:Feuille1.B1 Feuille1.D2:Feuille1.D20" chart:data-source-has-labels="both" svg:x="1.331cm" svg:y="1.275cm" svg:width="14.349cm" svg:height="6.564cm">
          <chartooo:coordinate-region svg:x="2.614cm" svg:y="1.474cm" svg:width="12.972cm" svg:height="5.718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Feuille1.C2:Feuille1.C44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Feuille1.D2:Feuille1.D20" chart:label-cell-address="Feuille1.B1:Feuille1.B1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</text:p>
                <draw:g>
                  <svg:desc>Feuille1.C2:Feuille1.C44</svg:desc>
                </draw:g>
              </table:table-cell>
              <table:table-cell office:value-type="float" office:value="NaN">
                <text:p>NaN</text:p>
                <draw:g>
                  <svg:desc>Feuille1.D2:Feuille1.D20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2.A25:Feuille2.B45" chart:data-source-has-labels="column" svg:x="0.32cm" svg:y="0.18cm" svg:width="12.428cm" svg:height="8.64cm">
          <chartooo:coordinate-region svg:x="1.418cm" svg:y="0.379cm" svg:width="9.027cm" svg:height="7.794cm"/>
          <chart:axis chart:dimension="x" chart:name="primary-x" chart:style-name="ch4" chartooo:axis-type="auto">
            <chartooo:date-scale/>
            <chart:categories table:cell-range-address="Feuille2.A25:Feuille2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25:Feuille2.B45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2.A25:Feuille2.A45</svg:desc>
                </draw:g>
              </table:table-cell>
              <table:table-cell office:value-type="float" office:value="1">
                <text:p>1</text:p>
                <draw:g>
                  <svg:desc>Feuille2.B25:Feuille2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euille4.B87:Feuille4.B109 Feuille4.H87:Feuille4.H109" svg:x="0.32cm" svg:y="0.18cm" svg:width="12.428cm" svg:height="8.64cm">
          <chartooo:coordinate-region svg:x="1.418cm" svg:y="0.38cm" svg:width="11.14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4.B87:Feuille4.B109" chart:class="chart:line">
            <chart:data-point chart:repeated="23"/>
          </chart:series>
          <chart:series chart:style-name="ch7" chart:values-cell-range-address="Feuille4.H87:Feuille4.H109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125">
                <text:p>0.0003125</text:p>
                <draw:g>
                  <svg:desc>Feuille4.B87:Feuille4.B109</svg:desc>
                </draw:g>
              </table:table-cell>
              <table:table-cell office:value-type="float" office:value="NaN">
                <text:p>NaN</text:p>
                <draw:g>
                  <svg:desc>Feuille4.H87:Feuille4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640625">
                <text:p>0.000564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890625">
                <text:p>0.000789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5">
                <text:p>0.00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90625">
                <text:p>0.0019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1328125">
                <text:p>0.004132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078125">
                <text:p>0.0050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8125">
                <text:p>0.00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96875">
                <text:p>0.012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234375">
                <text:p>0.0202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03125">
                <text:p>0.03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9.05cm" svg:y="6.406cm" style:legend-expansion="high" chart:style-name="ch2"/>
        <chart:plot-area chart:style-name="ch3" table:cell-range-address="Feuille4.B87:Feuille4.C97 Feuille4.C86:Feuille4.C86 Feuille4.F85:Feuille4.F85 Feuille4.F87:Feuille4.F97" chart:data-source-has-labels="both" svg:x="0.512cm" svg:y="0.288cm" svg:width="18.026cm" svg:height="13.831cm">
          <chartooo:coordinate-region svg:x="3.647cm" svg:y="0.288cm" svg:width="14.749cm" svg:height="11.586cm"/>
          <chart:axis chart:dimension="x" chart:name="primary-x" chart:style-name="ch4" chartooo:axis-type="auto">
            <chartooo:date-scale/>
            <chart:categories table:cell-range-address="Feuille4.B87:Feuille4.B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4.C87:Feuille4.C97" chart:label-cell-address="Feuille4.C86:Feuille4.C86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Feuille4.F87:Feuille4.F97" chart:label-cell-address="Feuille4.F85:Feuille4.F85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Feuille4.C86:Feuille4.C86</svg:desc>
                </draw:g>
              </table:table-cell>
              <table:table-cell office:value-type="string">
                <text:p>interpolation exp sur 2 points</text:p>
                <draw:g>
                  <svg:desc>Feuille4.F85:Feuille4.F85</svg:desc>
                </draw:g>
              </table:table-cell>
            </table:table-row>
          </table:table-header-rows>
          <table:table-rows>
            <table:table-row>
              <table:table-cell office:value-type="float" office:value="0.0003125">
                <text:p>0.0003125</text:p>
                <draw:g>
                  <svg:desc>Feuille4.B87:Feuille4.B97</svg:desc>
                </draw:g>
              </table:table-cell>
              <table:table-cell office:value-type="float" office:value="1">
                <text:p>1</text:p>
                <draw:g>
                  <svg:desc>Feuille4.C87:Feuille4.C97</svg:desc>
                </draw:g>
              </table:table-cell>
              <table:table-cell office:value-type="float" office:value="1">
                <text:p>1</text:p>
                <draw:g>
                  <svg:desc>Feuille4.F87:Feuille4.F97</svg:desc>
                </draw:g>
              </table:table-cell>
            </table:table-row>
            <table:table-row>
              <table:table-cell office:value-type="float" office:value="0.0005640625">
                <text:p>0.0005640625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01949574296719">
                <text:p>1.01949574296719</text:p>
              </table:table-cell>
            </table:table-row>
            <table:table-row>
              <table:table-cell office:value-type="float" office:value="0.0007890625">
                <text:p>0.0007890625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0372547126335">
                <text:p>1.0372547126335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1.07460782832132">
                <text:p>1.07460782832132</text:p>
              </table:table-cell>
            </table:table-row>
            <table:table-row>
              <table:table-cell office:value-type="float" office:value="0.00190625">
                <text:p>0.001906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1.13012114287856">
                <text:p>1.13012114287856</text:p>
              </table:table-cell>
            </table:table-row>
            <table:table-row>
              <table:table-cell office:value-type="float" office:value="0.0041328125">
                <text:p>0.0041328125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1.34073747953841">
                <text:p>1.34073747953841</text:p>
              </table:table-cell>
            </table:table-row>
            <table:table-row>
              <table:table-cell office:value-type="float" office:value="0.005078125">
                <text:p>0.005078125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1.44163117962919">
                <text:p>1.44163117962919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1.77827941003892">
                <text:p>1.77827941003892</text:p>
              </table:table-cell>
            </table:table-row>
            <table:table-row>
              <table:table-cell office:value-type="float" office:value="0.01296875">
                <text:p>0.0129687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2.64164832038609">
                <text:p>2.64164832038609</text:p>
              </table:table-cell>
            </table:table-row>
            <table:table-row>
              <table:table-cell office:value-type="float" office:value="0.020234375">
                <text:p>0.020234375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4.61383968273321">
                <text:p>4.61383968273321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